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1790f928"/>
    </style:style>
    <style:style style:name="P2" style:family="paragraph" style:parent-style-name="Heading_20_3">
      <style:text-properties officeooo:paragraph-rsid="17822c88"/>
    </style:style>
    <style:style style:name="P3" style:family="paragraph" style:parent-style-name="Heading_20_3">
      <style:text-properties officeooo:paragraph-rsid="1790f928"/>
    </style:style>
    <style:style style:name="P4" style:family="paragraph" style:parent-style-name="Heading_20_4">
      <style:text-properties officeooo:paragraph-rsid="17822c88"/>
    </style:style>
    <style:style style:name="P5" style:family="paragraph" style:parent-style-name="Heading_20_4">
      <style:text-properties officeooo:paragraph-rsid="1790f928"/>
    </style:style>
    <style:style style:name="P6" style:family="paragraph" style:parent-style-name="List_20_of_20_Items">
      <style:text-properties officeooo:rsid="176efe36" officeooo:paragraph-rsid="1790f928"/>
    </style:style>
    <style:style style:name="P7" style:family="paragraph" style:parent-style-name="List_20_of_20_Items">
      <style:text-properties fo:font-style="italic" officeooo:rsid="13b1d54e" officeooo:paragraph-rsid="17822c88" style:font-style-asian="italic" style:font-style-complex="italic"/>
    </style:style>
    <style:style style:name="P8" style:family="paragraph" style:parent-style-name="List_20_of_20_Items">
      <style:text-properties fo:font-style="italic" officeooo:rsid="13b1d54e" officeooo:paragraph-rsid="1790f928" style:font-style-asian="italic" style:font-style-complex="italic"/>
    </style:style>
    <style:style style:name="P9" style:family="paragraph" style:parent-style-name="List_20_of_20_Items">
      <style:text-properties fo:font-style="italic" officeooo:rsid="13b3ab8c" officeooo:paragraph-rsid="17822c88" style:font-style-asian="italic" style:font-style-complex="italic"/>
    </style:style>
    <style:style style:name="P10" style:family="paragraph" style:parent-style-name="List_20_of_20_Items">
      <style:text-properties fo:font-style="italic" officeooo:rsid="13b3ab8c" officeooo:paragraph-rsid="1790f928" style:font-style-asian="italic" style:font-style-complex="italic"/>
    </style:style>
    <style:style style:name="P11" style:family="paragraph" style:parent-style-name="List_20_of_20_Items">
      <style:text-properties fo:font-style="italic" officeooo:rsid="13bcb6f7" officeooo:paragraph-rsid="17822c88" style:font-style-asian="italic" style:font-style-complex="italic"/>
    </style:style>
    <style:style style:name="P12" style:family="paragraph" style:parent-style-name="List_20_of_20_Items">
      <style:text-properties fo:font-style="italic" officeooo:rsid="13bcb6f7" officeooo:paragraph-rsid="1790f928" style:font-style-asian="italic" style:font-style-complex="italic"/>
    </style:style>
    <style:style style:name="P13" style:family="paragraph" style:parent-style-name="List_20_of_20_Items">
      <style:text-properties officeooo:rsid="13b1d54e" officeooo:paragraph-rsid="17822c88"/>
    </style:style>
    <style:style style:name="P14" style:family="paragraph" style:parent-style-name="List_20_of_20_Items">
      <style:text-properties officeooo:rsid="13b1d54e" officeooo:paragraph-rsid="1790f928"/>
    </style:style>
    <style:style style:name="P15" style:family="paragraph" style:parent-style-name="List_20_of_20_Items">
      <style:text-properties officeooo:rsid="13b9ce23" officeooo:paragraph-rsid="17822c88"/>
    </style:style>
    <style:style style:name="P16" style:family="paragraph" style:parent-style-name="List_20_of_20_Items">
      <style:text-properties officeooo:rsid="13b9ce23" officeooo:paragraph-rsid="1790f928"/>
    </style:style>
    <style:style style:name="P17" style:family="paragraph" style:parent-style-name="List_20_of_20_Items">
      <style:text-properties officeooo:rsid="13c0dd30" officeooo:paragraph-rsid="17822c88"/>
    </style:style>
    <style:style style:name="P18" style:family="paragraph" style:parent-style-name="List_20_of_20_Items">
      <style:text-properties officeooo:rsid="13c0dd30" officeooo:paragraph-rsid="1790f928"/>
    </style:style>
    <style:style style:name="P19" style:family="paragraph" style:parent-style-name="List_20_of_20_Items">
      <style:text-properties officeooo:rsid="13c520fc" officeooo:paragraph-rsid="17822c88"/>
    </style:style>
    <style:style style:name="P20" style:family="paragraph" style:parent-style-name="List_20_of_20_Items">
      <style:text-properties officeooo:rsid="13c520fc" officeooo:paragraph-rsid="1790f928"/>
    </style:style>
    <style:style style:name="P21" style:family="paragraph" style:parent-style-name="Text_20_body" style:master-page-name="Standard">
      <style:paragraph-properties style:page-number="auto"/>
      <style:text-properties officeooo:rsid="17428542" officeooo:paragraph-rsid="17428542"/>
    </style:style>
    <style:style style:name="P22" style:family="paragraph" style:parent-style-name="Text_20_body">
      <style:text-properties officeooo:rsid="17428542" officeooo:paragraph-rsid="17428542"/>
    </style:style>
    <style:style style:name="P23" style:family="paragraph" style:parent-style-name="Text_20_body">
      <style:text-properties officeooo:paragraph-rsid="1743d4c5"/>
    </style:style>
    <style:style style:name="P24" style:family="paragraph" style:parent-style-name="Text_20_body">
      <style:text-properties officeooo:rsid="17478335" officeooo:paragraph-rsid="17478335"/>
    </style:style>
    <style:style style:name="P25" style:family="paragraph" style:parent-style-name="Text_20_body">
      <style:text-properties officeooo:rsid="174b27c4" officeooo:paragraph-rsid="174b27c4"/>
    </style:style>
    <style:style style:name="P26" style:family="paragraph" style:parent-style-name="Text_20_body">
      <style:text-properties officeooo:rsid="174d824b" officeooo:paragraph-rsid="174d824b"/>
    </style:style>
    <style:style style:name="P27" style:family="paragraph" style:parent-style-name="Text_20_body">
      <style:text-properties officeooo:rsid="175243d7" officeooo:paragraph-rsid="175243d7"/>
    </style:style>
    <style:style style:name="P28" style:family="paragraph" style:parent-style-name="Text_20_body">
      <style:text-properties officeooo:rsid="175426fb" officeooo:paragraph-rsid="175426fb"/>
    </style:style>
    <style:style style:name="P29" style:family="paragraph" style:parent-style-name="Text_20_body">
      <style:text-properties officeooo:rsid="17563e60" officeooo:paragraph-rsid="17563e60"/>
    </style:style>
    <style:style style:name="P30" style:family="paragraph" style:parent-style-name="Text_20_body">
      <style:text-properties officeooo:rsid="17589106" officeooo:paragraph-rsid="17589106"/>
    </style:style>
    <style:style style:name="P31" style:family="paragraph" style:parent-style-name="Text_20_body">
      <style:text-properties officeooo:rsid="176304ed" officeooo:paragraph-rsid="176304ed"/>
    </style:style>
    <style:style style:name="P32" style:family="paragraph" style:parent-style-name="Text_20_body">
      <style:text-properties officeooo:rsid="176304ed" officeooo:paragraph-rsid="1768ebbc"/>
    </style:style>
    <style:style style:name="P33" style:family="paragraph" style:parent-style-name="Text_20_body">
      <style:text-properties officeooo:rsid="176a8ae5" officeooo:paragraph-rsid="176a8ae5"/>
    </style:style>
    <style:style style:name="P34" style:family="paragraph" style:parent-style-name="Text_20_body">
      <style:text-properties officeooo:rsid="176efe36" officeooo:paragraph-rsid="176efe36"/>
    </style:style>
    <style:style style:name="P35" style:family="paragraph" style:parent-style-name="Text_20_body">
      <style:text-properties officeooo:rsid="176ff7e3" officeooo:paragraph-rsid="176ff7e3"/>
    </style:style>
    <style:style style:name="P36" style:family="paragraph" style:parent-style-name="Text_20_body">
      <style:text-properties officeooo:rsid="0e2df860" officeooo:paragraph-rsid="177356c9"/>
    </style:style>
    <style:style style:name="P37" style:family="paragraph" style:parent-style-name="Text_20_body">
      <style:text-properties officeooo:rsid="17747033" officeooo:paragraph-rsid="17747033"/>
    </style:style>
    <style:style style:name="P38" style:family="paragraph" style:parent-style-name="Text_20_body">
      <style:text-properties officeooo:paragraph-rsid="1774a2c9"/>
    </style:style>
    <style:style style:name="P39" style:family="paragraph" style:parent-style-name="Text_20_body">
      <style:text-properties officeooo:paragraph-rsid="17756157"/>
    </style:style>
    <style:style style:name="P40" style:family="paragraph" style:parent-style-name="Text_20_body">
      <style:text-properties officeooo:rsid="177f10cc" officeooo:paragraph-rsid="1780ca69"/>
    </style:style>
    <style:style style:name="P41" style:family="paragraph" style:parent-style-name="Text_20_body">
      <style:text-properties officeooo:rsid="13b1d54e" officeooo:paragraph-rsid="17822c88"/>
    </style:style>
    <style:style style:name="P42" style:family="paragraph" style:parent-style-name="Text_20_body">
      <style:text-properties officeooo:rsid="13b1d54e" officeooo:paragraph-rsid="1790f928"/>
    </style:style>
    <style:style style:name="P43" style:family="paragraph" style:parent-style-name="Text_20_body">
      <style:text-properties officeooo:rsid="13b3ab8c" officeooo:paragraph-rsid="17822c88"/>
    </style:style>
    <style:style style:name="P44" style:family="paragraph" style:parent-style-name="Text_20_body">
      <style:text-properties officeooo:rsid="13b3ab8c" officeooo:paragraph-rsid="1790f928"/>
    </style:style>
    <style:style style:name="P45" style:family="paragraph" style:parent-style-name="Text_20_body">
      <style:text-properties officeooo:rsid="13b9ce23" officeooo:paragraph-rsid="17822c88"/>
    </style:style>
    <style:style style:name="P46" style:family="paragraph" style:parent-style-name="Text_20_body">
      <style:text-properties officeooo:rsid="13b9ce23" officeooo:paragraph-rsid="1790f928"/>
    </style:style>
    <style:style style:name="P47" style:family="paragraph" style:parent-style-name="Text_20_body">
      <style:text-properties officeooo:rsid="13bcb6f7" officeooo:paragraph-rsid="17822c88"/>
    </style:style>
    <style:style style:name="P48" style:family="paragraph" style:parent-style-name="Text_20_body">
      <style:text-properties officeooo:rsid="13bcb6f7" officeooo:paragraph-rsid="1790f928"/>
    </style:style>
    <style:style style:name="P49" style:family="paragraph" style:parent-style-name="Text_20_body">
      <style:text-properties officeooo:rsid="13c0dd30" officeooo:paragraph-rsid="17822c88"/>
    </style:style>
    <style:style style:name="P50" style:family="paragraph" style:parent-style-name="Text_20_body">
      <style:text-properties officeooo:rsid="13c0dd30" officeooo:paragraph-rsid="1790f928"/>
    </style:style>
    <style:style style:name="P51" style:family="paragraph" style:parent-style-name="Text_20_body">
      <style:text-properties officeooo:rsid="13c520fc" officeooo:paragraph-rsid="17822c88"/>
    </style:style>
    <style:style style:name="P52" style:family="paragraph" style:parent-style-name="Text_20_body">
      <style:text-properties officeooo:rsid="13c520fc" officeooo:paragraph-rsid="1790f928"/>
    </style:style>
    <style:style style:name="P53" style:family="paragraph" style:parent-style-name="Text_20_body">
      <style:text-properties officeooo:rsid="13b8dd40" officeooo:paragraph-rsid="17822c88"/>
    </style:style>
    <style:style style:name="P54" style:family="paragraph" style:parent-style-name="Text_20_body">
      <style:text-properties officeooo:rsid="13b8dd40" officeooo:paragraph-rsid="1790f928"/>
    </style:style>
    <style:style style:name="P55" style:family="paragraph" style:parent-style-name="Text_20_body">
      <style:text-properties officeooo:rsid="179014e0" officeooo:paragraph-rsid="179014e0"/>
    </style:style>
    <style:style style:name="P56" style:family="paragraph" style:parent-style-name="Text_20_body">
      <style:text-properties officeooo:paragraph-rsid="17a1d274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officeooo:rsid="17478335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13b8dd40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13b8dd40" style:font-style-asian="italic" style:font-style-complex="italic"/>
    </style:style>
    <style:style style:name="T8" style:family="text">
      <style:text-properties fo:font-style="italic" officeooo:rsid="17567324" style:font-style-asian="italic" style:font-style-complex="italic"/>
    </style:style>
    <style:style style:name="T9" style:family="text">
      <style:text-properties fo:font-style="italic" officeooo:rsid="1760dfbb" style:font-style-asian="italic" style:font-style-complex="italic"/>
    </style:style>
    <style:style style:name="T10" style:family="text">
      <style:text-properties fo:font-style="normal" officeooo:rsid="1760dfbb" style:font-style-asian="normal" style:font-style-complex="normal"/>
    </style:style>
    <style:style style:name="T11" style:family="text">
      <style:text-properties fo:font-style="normal" officeooo:rsid="176251af" style:font-style-asian="normal" style:font-style-complex="normal"/>
    </style:style>
    <style:style style:name="T12" style:family="text">
      <style:text-properties fo:font-style="normal" officeooo:rsid="17989f21" style:font-style-asian="normal" style:font-style-complex="normal"/>
    </style:style>
    <style:style style:name="T13" style:family="text">
      <style:text-properties fo:font-style="normal" officeooo:rsid="1799b604" style:font-style-asian="normal" style:font-style-complex="normal"/>
    </style:style>
    <style:style style:name="T14" style:family="text">
      <style:text-properties officeooo:rsid="15b56d72"/>
    </style:style>
    <style:style style:name="T15" style:family="text">
      <style:text-properties officeooo:rsid="1743d4c5"/>
    </style:style>
    <style:style style:name="T16" style:family="text">
      <style:text-properties officeooo:rsid="17478335"/>
    </style:style>
    <style:style style:name="T17" style:family="text">
      <style:text-properties officeooo:rsid="1748ec2f"/>
    </style:style>
    <style:style style:name="T18" style:family="text">
      <style:text-properties officeooo:rsid="174e43e4"/>
    </style:style>
    <style:style style:name="T19" style:family="text">
      <style:text-properties officeooo:rsid="1754b530"/>
    </style:style>
    <style:style style:name="T20" style:family="text">
      <style:text-properties officeooo:rsid="17567324"/>
    </style:style>
    <style:style style:name="T21" style:family="text">
      <style:text-properties officeooo:rsid="1759f6c0"/>
    </style:style>
    <style:style style:name="T22" style:family="text">
      <style:text-properties officeooo:rsid="175bf01c"/>
    </style:style>
    <style:style style:name="T23" style:family="text">
      <style:text-properties officeooo:rsid="175cf451"/>
    </style:style>
    <style:style style:name="T24" style:family="text">
      <style:text-properties officeooo:rsid="1763fc1b"/>
    </style:style>
    <style:style style:name="T25" style:family="text">
      <style:text-properties officeooo:rsid="1765bd15"/>
    </style:style>
    <style:style style:name="T26" style:family="text">
      <style:text-properties officeooo:rsid="17674167"/>
    </style:style>
    <style:style style:name="T27" style:family="text">
      <style:text-properties officeooo:rsid="176839ff"/>
    </style:style>
    <style:style style:name="T28" style:family="text">
      <style:text-properties officeooo:rsid="1768ebbc"/>
    </style:style>
    <style:style style:name="T29" style:family="text">
      <style:text-properties officeooo:rsid="176c63a0"/>
    </style:style>
    <style:style style:name="T30" style:family="text">
      <style:text-properties officeooo:rsid="176d9fe0"/>
    </style:style>
    <style:style style:name="T31" style:family="text">
      <style:text-properties officeooo:rsid="177184da"/>
    </style:style>
    <style:style style:name="T32" style:family="text">
      <style:text-properties officeooo:rsid="1771e974"/>
    </style:style>
    <style:style style:name="T33" style:family="text">
      <style:text-properties officeooo:rsid="1774a2c9"/>
    </style:style>
    <style:style style:name="T34" style:family="text">
      <style:text-properties officeooo:rsid="17756157"/>
    </style:style>
    <style:style style:name="T35" style:family="text">
      <style:text-properties officeooo:rsid="1776938f"/>
    </style:style>
    <style:style style:name="T36" style:family="text">
      <style:text-properties officeooo:rsid="17771a87"/>
    </style:style>
    <style:style style:name="T37" style:family="text">
      <style:text-properties officeooo:rsid="177738d3"/>
    </style:style>
    <style:style style:name="T38" style:family="text">
      <style:text-properties officeooo:rsid="1779d17d"/>
    </style:style>
    <style:style style:name="T39" style:family="text">
      <style:text-properties officeooo:rsid="177abe75"/>
    </style:style>
    <style:style style:name="T40" style:family="text">
      <style:text-properties officeooo:rsid="177cbc59"/>
    </style:style>
    <style:style style:name="T41" style:family="text">
      <style:text-properties officeooo:rsid="177e1739"/>
    </style:style>
    <style:style style:name="T42" style:family="text">
      <style:text-properties officeooo:rsid="177fa2ff"/>
    </style:style>
    <style:style style:name="T43" style:family="text">
      <style:text-properties officeooo:rsid="1782f6b5"/>
    </style:style>
    <style:style style:name="T44" style:family="text">
      <style:text-properties officeooo:rsid="17848731"/>
    </style:style>
    <style:style style:name="T45" style:family="text">
      <style:text-properties officeooo:rsid="17879e5d"/>
    </style:style>
    <style:style style:name="T46" style:family="text">
      <style:text-properties officeooo:rsid="1789ae32"/>
    </style:style>
    <style:style style:name="T47" style:family="text">
      <style:text-properties officeooo:rsid="1790f928"/>
    </style:style>
    <style:style style:name="T48" style:family="text">
      <style:text-properties officeooo:rsid="179269f2"/>
    </style:style>
    <style:style style:name="T49" style:family="text">
      <style:text-properties officeooo:rsid="17933ee6"/>
    </style:style>
    <style:style style:name="T50" style:family="text">
      <style:text-properties officeooo:rsid="1797fc3b"/>
    </style:style>
    <style:style style:name="T51" style:family="text">
      <style:text-properties officeooo:rsid="179ceb43"/>
    </style:style>
    <style:style style:name="T52" style:family="text">
      <style:text-properties officeooo:rsid="179e941a"/>
    </style:style>
    <style:style style:name="T53" style:family="text">
      <style:text-properties officeooo:rsid="179f2ec4"/>
    </style:style>
    <style:style style:name="T54" style:family="text">
      <style:text-properties officeooo:rsid="17a015c0"/>
    </style:style>
    <style:style style:name="T55" style:family="text">
      <style:text-properties officeooo:rsid="17a135d1"/>
    </style:style>
    <style:style style:name="T56" style:family="text">
      <style:text-properties officeooo:rsid="17a1dc86"/>
    </style:style>
    <style:style style:name="T57" style:family="text">
      <style:text-properties officeooo:rsid="17a39b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ledám 2-4 hráče <text:span text:style-name="T16">na založené nové skupiny pro</text:span> <text:span text:style-name="T15">multi</text:span>kampaň inspirovanou originálním Dungeons and Dragons hranou v Praze. <text:span text:style-name="T16">Zatím mám jednoho vážného zájemce.</text:span></text:p>
      <text:p text:style-name="P25"><text:span text:style-name="T3">T</text:span><text:span text:style-name="T1">ermín zatím není určený, bude to buď úterý, čtvrtek či pátek večer (od 18:30), nebo víkendy (odpoledne) s četností jednou týdně. Obvykle hraju v Liliové čajovně (mezi Invalidovnou a Palmovkou), ale nebráním se jinému místu.</text:span></text:p>
      <text:p text:style-name="P22"><text:span text:style-name="T3"/></text:p>
      <text:p text:style-name="P23"><text:span text:style-name="T15">Multikampaň znamená, že povedu dvě hráčské skupiny ve stejném světě s tím, že jejich akce se budou vzájemně ovlivňovat. S jednou skupinou už hraju, takže vy vstoupíte rovnou do světa, který už žije a rozvíjí se.</text:span></text:p>
      <text:p text:style-name="P24">Pravidla nejsou DnD, je to můj vlastní systém, který už docela dlouho veřejně vyvíjím na Kostce (http://www.d20.cz/diskuze/pravidla-diskuze/51343.html) a na RPG fóru (<text:a xlink:type="simple" xlink:href="https://rpgforum.cz/forum/viewforum.php?f=286" text:style-name="Internet_20_link" text:visited-style-name="Visited_20_Internet_20_Link">https://rpgforum.cz/forum/viewforum.php?f=286</text:a>), <text:span text:style-name="T17">upravený pro hraní inspirované oldschoolem.</text:span></text:p>
      <text:p text:style-name="P26">Stručné shrnutí pravidel</text:p>
      <text:p text:style-name="P55">Postavy</text:p>
      <text:p text:style-name="P26">Postavy mají 3 atributy – Sílu, Finesu a Duši. <text:span text:style-name="T45">P</text:span>řičítají <text:span text:style-name="T45">se</text:span> v boji a kdykoliv postavě hrozí zranění nebo jiné přímé nebezpečí. Nepoužívají se na překonávání překážek (leda by hrozilo zranění), vyjednávání, ani jiné situace, kde nejde o zranění nebo jiný druh újmy – to se čistě odehrává a popisuje.</text:p>
      <text:p text:style-name="P26"><text:soft-page-break/>Kromě atributů postavu popisuje pouze její minulost, <text:span text:style-name="T46">například</text:span> <text:span text:style-name="T18">tesař</text:span>, písař, žoldák a podobně. Minulost nedává žádné bonusy, <text:span text:style-name="T18">je čistě na hráčích aby ji při hraní postavy brali v úvahu (žoldák asi bude problémy řešit jinak než kameník). Není nijak omezené, co kdo může dělat, ale je jasné, že žebřík vyrobený tesařem bude asi vypadat líp a udrží víc, než když ho spíchne písař.</text:span></text:p>
      <text:p text:style-name="P33">Postavy jsou obyčejní, prostí lidé – až na to, že s nimi něco není tak docela v pořádku. Něco je nevysvětlitelně táhne ven, do Divočiny, kam se nikdo soudný neodváží bez ozbrojeného doprovodu. <text:span text:style-name="T29">Tento pocit je zpočátku slabý, ale postupně sílí, až nakonec začne být opravdu neodbytný.</text:span></text:p>
      <text:h text:style-name="P1" text:outline-level="2"><text:span text:style-name="T47">Rasy</text:span></text:h>
      <text:h text:style-name="P3" text:outline-level="3">Člověk</text:h>
      <text:p text:style-name="P42">Lidé jsou nejrozšířenější rasou. Většina jich žije ve velké říši na východě, která postupně pohltila menší státy a kmenová území.</text:p>
      <text:p text:style-name="P8">Síla 2, Finesa 2, Duše 2</text:p>
      <text:h text:style-name="P5" text:outline-level="4">Seveřan</text:h>
      <text:p text:style-name="P42">Seveřani mají světlejší pleť, vlasy i vousy a jsou o poznání větší a silnější. Severské kmeny jsou jedny z posledních, které si na říši udržují nezávislost.</text:p>
      <text:p text:style-name="P14"><text:span text:style-name="T4">S</text:span><text:span text:style-name="T2">íla</text:span><text:span text:style-name="T4"> 3, Fin</text:span><text:span text:style-name="T2">esa</text:span><text:span text:style-name="T4"> 2, </text:span><text:span text:style-name="T2">Duše 1</text:span></text:p>
      <text:h text:style-name="P5" text:outline-level="4">Jižan</text:h>
      <text:p text:style-name="P44">Jižané mají velmi tmavou pleť a černé vlasy a vousy, obvykle kudrnaté. Nejsou tak mrštní a všímaví, jsou ale mnohem více spjati s tajemnem a mysticismem. Jejich domovina leží za velkou pouští, kam moc říše nedosáhne.</text:p>
      <text:p text:style-name="P10"><text:soft-page-break/>Síla 2, Finesa 1, Duše 3</text:p>
      <text:h text:style-name="P3" text:outline-level="3">Elf</text:h>
      <text:p text:style-name="P46">Elfové jsou vzrůstem podobni lidem, bývají ale štíhlejší a rozvážnější. Jsou prastarou rasou se slavnou minulostí, z té však dnes zbývají jen ruiny. Smísili se s lidskou civilizací a jen málo jich udržuje staré zvyky a <text:span text:style-name="T14">tradice</text:span>.</text:p>
      <text:p text:style-name="P16"><text:span text:style-name="T4">S</text:span><text:span text:style-name="T2">íla</text:span><text:span text:style-name="T4"> 1, Fin</text:span><text:span text:style-name="T2">esa</text:span><text:span text:style-name="T4"> 2, </text:span><text:span text:style-name="T2">Duše 3</text:span></text:p>
      <text:h text:style-name="P5" text:outline-level="4">Lesní elf</text:h>
      <text:p text:style-name="P48">Většina lesních elfů žije daleko od velkých měst a živí se nejčastěji lovem. Není tedy divu, že je lze na kraji Divočiny potkat mnohem častěji než v srdci říše daleko na východě.</text:p>
      <text:p text:style-name="P12">Síla 1, Finesa 3, Duše 2</text:p>
      <text:h text:style-name="P3" text:outline-level="3">Trpaslík</text:h>
      <text:p text:style-name="P50">Trpaslíci jsou o poznání nižší než lidé, zato ale robustnější a podsaditější. Podobně jako elfové mají zářnou minulost, málokterý z nich se k ní však hlásí.</text:p>
      <text:p text:style-name="P18"><text:span text:style-name="T4">S</text:span><text:span text:style-name="T2">íla</text:span><text:span text:style-name="T4"> </text:span><text:span text:style-name="T2">2</text:span><text:span text:style-name="T4">, Fin</text:span><text:span text:style-name="T2">esa</text:span><text:span text:style-name="T4"> </text:span><text:span text:style-name="T2">2</text:span><text:span text:style-name="T4">, </text:span><text:span text:style-name="T2">Duše 2</text:span></text:p>
      <text:h text:style-name="P5" text:outline-level="4">Horský trpaslík</text:h>
      <text:p text:style-name="P52">Horští trpaslíci jsou o něco větší a silnější, zato však méně obratní. Většina jich žije vysoko v horách, daleko od ruchu civilizace. Možná právě proto častěji udržují staré zvyky než jejich příbuzní z nížin.</text:p>
      <text:p text:style-name="P20"><text:span text:style-name="T4">S</text:span><text:span text:style-name="T2">íla</text:span><text:span text:style-name="T4"> 3, Fin</text:span><text:span text:style-name="T2">esa</text:span><text:span text:style-name="T4"> 1, </text:span><text:span text:style-name="T2">Duše 2</text:span></text:p>
      <text:h text:style-name="P3" text:outline-level="3"><text:soft-page-break/>Kudůk</text:h>
      <text:p text:style-name="P54">Kudůci jsou vysocí zhruba stejně jako trpaslíci, ale jsou štíhlejší, mrštnější a všímavější. Hodně jich dnes žije v komunitách ve stínu lidských měst, ale tradičně jsou to spíš venkované.</text:p>
      <text:p text:style-name="P6"><text:span text:style-name="T5">S</text:span><text:span text:style-name="T7">íla</text:span><text:span text:style-name="T5"> </text:span><text:span text:style-name="T7">2</text:span><text:span text:style-name="T5">, Fin</text:span><text:span text:style-name="T7">esa</text:span><text:span text:style-name="T5"> 3, </text:span><text:span text:style-name="T7">Duše 1</text:span></text:p>
      <text:p text:style-name="P55">Boj</text:p>
      <text:p text:style-name="P27">Boj vypadá hodně podobně jako v originálním Dračím doupěti. Hází se 1k6, zbraně mají bonus k hodu <text:span text:style-name="T49">(před lomítkem)</text:span> a ke zranění <text:span text:style-name="T49">(za lomítkem)</text:span>. Takže když mám třeba Sílu 3 a bojuju těžkým kladivem, které má 1/2, tak házím 4 + 1k6 a zranění mám 2.</text:p>
      <text:p text:style-name="P28">Na rozdíl od <text:span text:style-name="T50">D</text:span>račáku se nehází <text:span text:style-name="T30">zvlášť</text:span> na útok a na obranu, ale proti sobě – já si hodím 1k6 + 4, ty si hodíš 1k6 + 4 <text:span text:style-name="T21">(pokud máš stejnou Sílu a zbraň jako já)</text:span> a kdo hodí víc, zasáhl toho druhého za rozdíl hodu + zranění zbraně - zbroj. <text:span text:style-name="T19">Na obranu se hází, jen když obránce útočníka neohrožuje (třeba když útočí na někoho jiného).</text:span></text:p>
      <text:p text:style-name="P29">Každý má vždycky pouze 1 akci v kole (tedy jen 1 útok), výjimkou jsou pouze vícehlavé hydry a podobné nestvůry. <text:span text:style-name="T20">Akcí nemusí být jen útok, je možné získávat výhodu, dostávat protivníka do nevýhody, někam ho zatlačit nebo shodit, v něčem mu zabránit a podobně. Kouzla a schopnosti nemají vlastní pravidla pro různé speciální efekty, místo toho používají obecné akce – takže třeba </text:span><text:span text:style-name="T8">telekinetický úder</text:span><text:span text:style-name="T20"> se hází jako akce </text:span><text:span text:style-name="T9">zatlačení</text:span><text:span text:style-name="T10"> </text:span><text:span text:style-name="T11">(nebo nějaká jiná vhodná, když ho hráč kreativně využije </text:span><text:span text:style-name="T13">nějak jinak</text:span><text:span text:style-name="T11">)</text:span><text:span text:style-name="T20">.</text:span></text:p>
      <text:p text:style-name="P30">V boji není iniciativa, všechno probíhá současně. <text:span text:style-name="T22">Všichni</text:span> nejdřív oznámí, co budou dělat, následně se všechno odhází. <text:span text:style-name="T23">Většinou</text:span> se hází proti sobě, takže <text:span text:style-name="T23">není potřeba určovat, kdo hraje dřív. Když to důležité je, tak</text:span> se pořadí určí podle výsledku hodu: Když ty hodíš na útok 6 a já hodím 7 na to, abych ti v tom zabránil, tak jsem byl rychlejší já.</text:p>
      <text:p text:style-name="P31"><text:soft-page-break/>Postavy mají oproti DnD velmi málo životů: Kondice je Síla + 5. <text:span text:style-name="T27">Zranění rovné nebo nižší než Síla je lehké a vyléčí se přes noc. Větší zranění je těžké, bez magie se léčí v řádu měsíců a je třeba ho při hraní brát v úvahu (s vážně zraněnou nohou se například dost dobře nedá skákat přes propast).</text:span></text:p>
      <text:p text:style-name="P32">Ve hře je tvrdá smrt. <text:span text:style-name="T28">Neumírá se hned na nule životů, ale jen když postavě nikdo nepomůže, nebo když dostane jednou ranou za víc než je její maximální kondice.</text:span></text:p>
      <text:p text:style-name="P32">Když někdo umře, projeví se jedna z vlastností toho „něčeho divného“, co se postavám děje a výsledkem bude, že hráč si sice vytvoří novou postavu, ale ta bude mít <text:span text:style-name="T24">stejnou úroveň a</text:span> <text:span text:style-name="T25">také</text:span> vzpomínky všech jeho předchozích postav. Nebude mít samozřejmě původní výbavu – ta zůstane tam, kde umřela <text:span text:style-name="T51">ta stará</text:span>.</text:p>
      <text:p text:style-name="P35">Pravidla jsou stále ve vývoji, takže se mohou v průběhu hry měnit: Vždycky se ale s hráči na změnách dohodnu, nenutím jim <text:span text:style-name="T31">je</text:span>, pokud je nechtějí (<text:span text:style-name="T52">to </text:span>ostatně <text:span text:style-name="T52">beztak</text:span> většinou znamená, že to nejsou dobré <text:span text:style-name="T32">úpravy</text:span>).</text:p>
      <text:p text:style-name="P34">Stručné představení settingu</text:p>
      <text:p text:style-name="P36">V dávných dobách proti sobě bojovaly říše elfů a trpaslíků na straně Řádu proti orkům, trollům a goblinům na straně Chaosu. Tyto starobylé civilizace stavěly velkolepá města a pevnosti a znaly mocnou magii.<text:line-break/><text:tab/>Dnes, několik staletí po jejich pádu, jejich ruiny pohltila Divočina, do které jen pomalu pronikají výspy nové civilizace. Potomci dávných elfů a trpaslíků ztratili své slavné dědictví a žijí v lidských městech, případně stranou v odlehlých oblastech. Říká se ale, že někde daleko na západě hluboko v Divočině stále přežívají pozůstatky dávných měst a lesních říší.<text:line-break/><text:soft-page-break/><text:tab/>Na východě se za úzkým mořským průlivem velká lidská říše zmítá v krvavých vnitřních rozbrojích. Ledový sever obývají divoké barbarské kmeny a horký jih pohltila neprostupná poušť, za kterou žijí lidé s tmavou pletí a tajemnými zvyky.</text:p>
      <text:p text:style-name="P37">Kampaň se bude z velké části odehrávat v jednom městě a jeho okolí. Jmenuje se Vadora a je to velký obchodní přístav přímo u hranice Divočiny. Setting je inspirovaný originálním DnD a snažím se ho stylizovat starověce (na rozdíl od středověké stylizace, které se drží většina DnDčkových settingů). Hlavní inspirací je starověká Makedonie (Alexand<text:span text:style-name="T40">r</text:span> Veliký) a Fénície (Tyr, Kartágo a podobně).</text:p>
      <text:p text:style-name="P40">Současná civilizace nezná magii. <text:span text:style-name="T42">P</text:span>ověst<text:span text:style-name="T42">i</text:span> a legend<text:span text:style-name="T42">y mluví o tom, že dávní elfové a trpaslíci kouzlit uměli</text:span>, ale nikdo živý <text:span text:style-name="T6">ohnivou kouli</text:span> <text:span text:style-name="T42">ani</text:span> nic podobného <text:span text:style-name="T53">nikdy neviděl</text:span>.</text:p>
      <text:p text:style-name="P38"><text:span text:style-name="T33">Styl hry</text:span></text:p>
      <text:p text:style-name="P39">Ne<text:span text:style-name="T33">bude</text:span> to úplně klasická DnDčková kampaň. Liš<text:span text:style-name="T34">it se bude</text:span> v prvé řadě tím, že základní styl hry je improvizace - v klasick<text:span text:style-name="T35">ých</text:span> RPGčk<text:span text:style-name="T35">ách</text:span> se GM obvykle alespoň tváří, že má věci připravené, a improvizuje, jen když přípravu nestíhá, nebo když se hráči pustí do něčeho, co připravené nemá. Já to mám obráceně: v základu hraju úplně bez přípravy a všechno improvizuju <text:span text:style-name="T36">ve spolupráci s hráči</text:span> a pokud si něco připravím, tak je to bonus. Je důležité, aby o tomhle hráči věděli a počítali s tím, protože improvizace je společná a je <text:span text:style-name="T54">potřeba</text:span>, aby se do ní zapojili všichni. Něco málo o tom, jak to funguje, je tady: http://rahman.sweb.cz/Dakara/RPG/Dakara-Hra_bez_pripravy_A5.pdf (nejsou to pravidla, podle kterých <text:span text:style-name="T37">budeme hrát</text:span>, <text:span text:style-name="T37">linkuju to pouze kvůli</text:span> povídání o společné improvizaci).</text:p>
      <text:p text:style-name="P56"><text:span text:style-name="T44">Hru</text:span> se snažím dělat hodně o postavách a motivovat hráče, aby si stanovovali vlastní cíle a šli za nimi. <text:span text:style-name="T55">N</text:span>ení to <text:span text:style-name="T55">tedy</text:span> typický sandboxový oldschool, kdy se postavy mohou vydat úplně kamkoliv s tím, že po cestě potkají něco divného nebo zajímavého. Je to pořád sandbox ve smyslu, že se dá dělat cokoliv, ale snažím se nadhazovat <text:soft-page-break/><text:span text:style-name="T56">pokud možno </text:span>události, které se přímo týkají postav, a pak hráčům umožnit, aby vzali věci do vlastních rukou.<text:line-break/>Kampaň <text:span text:style-name="T57">se dotýká</text:span> <text:span text:style-name="T57">politiky ve městě, kde postavy žijí</text:span> - ne nutně ve smyslu, že by se do ní postavy musely zapojit, věc<text:span text:style-name="T38">i</text:span> se <text:span text:style-name="T38">ale</text:span> obecně dějí v důsledku toho, co dělají důležité osoby nebo organizace ve městě (což by měly <text:span text:style-name="T41">být</text:span> i <text:span text:style-name="T39">vaše</text:span> postavy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0T15:56:28.630000000</dc:date>
    <meta:print-date>2113-01-01T00:00:00</meta:print-date>
    <meta:editing-cycles>10966</meta:editing-cycles>
    <meta:editing-duration>P32DT22H31M40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7" meta:paragraph-count="51" meta:word-count="1468" meta:character-count="8773" meta:non-whitespace-character-count="7348"/>
  </office:meta>
</office:document-meta>
</file>